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Pictures/100000000000000800000008F25E302397C99E15.png" manifest:media-type="image/png"/>
  <manifest:file-entry manifest:full-path="Object 2/Pictures/100000000000000800000008493BABE228DCA85D.png" manifest:media-type="image/png"/>
  <manifest:file-entry manifest:full-path="Object 2/Pictures/1000000000000008000000088038018B547122ED.png" manifest:media-type="image/png"/>
  <manifest:file-entry manifest:full-path="Object 2/Pictures/1000000000000008000000082B62B1E1303C5CDC.png" manifest:media-type="image/png"/>
  <manifest:file-entry manifest:full-path="Object 2/Pictures/1000000000000008000000084450D0DF245321E6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160.15mm" svg:height="89.96mm" svg:x="88.05mm" svg:y="5.29mm">
            <draw:object draw:notify-on-update-of-ranges="'1. Giełda'.E7:'1. Giełda'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04.84mm" svg:height="189.43mm" svg:x="76.72mm" svg:y="11.64mm">
            <draw:object draw:notify-on-update-of-ranges="'1. Giełda'.A2:'1. Giełda'.A22 '1. Giełda'.B2:'1. Giełda'.B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0.26mm" svg:height="0.27mm" svg:x="286.8mm" svg:y="157.96mm">
            <draw:object draw:notify-on-update-of-ranges="'2. Wybory'.A1:'2. Wybory'.A5 '2. Wybory'.B2:'2. Wybory'.B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83.72mm" svg:height="182.3mm" svg:x="99.54mm" svg:y="25.67mm">
            <draw:object draw:notify-on-update-of-ranges="'2. Wybory'.A2:'2. Wybory'.A5 '2. Wybory'.B2:'2. Wybory'.B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 table:formula="of:=1/(POWER([.A42];2)-1)" office:value-type="float" office:value="50039995859672.2" calcext:value-type="float">
            <text:p>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 table:formula="of:=1/(POWER([.A62];2)-1)" office:value-type="float" office:value="-50039995859672.2" calcext:value-type="float">
            <text:p>-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number-columns-repeated="3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4.7" calcext:value-type="float">
            <text:p>4,7</text:p>
          </table:table-cell>
          <table:table-cell table:style-name="ce8" table:formula="of:=RAND()*0.5+0.5" office:value-type="percentage" office:value="0.614147335343149" calcext:value-type="percentage">
            <text:p>6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1.79" calcext:value-type="float">
            <text:p>1,79</text:p>
          </table:table-cell>
          <table:table-cell table:style-name="ce8" table:formula="of:=RAND()*0.5+0.5" office:value-type="percentage" office:value="0.57266277699977" calcext:value-type="percentage">
            <text:p>5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4.36" calcext:value-type="float">
            <text:p>4,36</text:p>
          </table:table-cell>
          <table:table-cell table:style-name="ce8" table:formula="of:=RAND()*0.5+0.5" office:value-type="percentage" office:value="0.656434862760794" calcext:value-type="percentage">
            <text:p>6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1.26" calcext:value-type="float">
            <text:p>1,26</text:p>
          </table:table-cell>
          <table:table-cell table:style-name="ce8" table:formula="of:=RAND()*0.5+0.5" office:value-type="percentage" office:value="0.941123765470737" calcext:value-type="percentage">
            <text:p>9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4.65" calcext:value-type="float">
            <text:p>4,65</text:p>
          </table:table-cell>
          <table:table-cell table:style-name="ce8" table:formula="of:=RAND()*0.5+0.5" office:value-type="percentage" office:value="0.564642240447967" calcext:value-type="percentage">
            <text:p>5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2.82" calcext:value-type="float">
            <text:p>2,82</text:p>
          </table:table-cell>
          <table:table-cell table:style-name="ce8" table:formula="of:=RAND()*0.5+0.5" office:value-type="percentage" office:value="0.672545414597731" calcext:value-type="percentage">
            <text:p>6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4.48" calcext:value-type="float">
            <text:p>4,48</text:p>
          </table:table-cell>
          <table:table-cell table:style-name="ce8" table:formula="of:=RAND()*0.5+0.5" office:value-type="percentage" office:value="0.625121947692852" calcext:value-type="percentage">
            <text:p>6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3.03" calcext:value-type="float">
            <text:p>3,03</text:p>
          </table:table-cell>
          <table:table-cell table:style-name="ce8" table:formula="of:=RAND()*0.5+0.5" office:value-type="percentage" office:value="0.722169327706826" calcext:value-type="percentage">
            <text:p>7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3.85" calcext:value-type="float">
            <text:p>3,85</text:p>
          </table:table-cell>
          <table:table-cell table:style-name="ce8" table:formula="of:=RAND()*0.5+0.5" office:value-type="percentage" office:value="0.997212569148683" calcext:value-type="percentage">
            <text:p>10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5.86" calcext:value-type="float">
            <text:p>5,86</text:p>
          </table:table-cell>
          <table:table-cell table:style-name="ce8" table:formula="of:=RAND()*0.5+0.5" office:value-type="percentage" office:value="0.965236916833115" calcext:value-type="percentage">
            <text:p>97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 number:decimal-places="1"/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.00.0000</text:date>, <text:time style:data-style-name="N2" text:time-value="10:07:39.71961270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8-12-07T10:35:58.066130352</dc:date>
    <meta:generator>LibreOffice/6.0.6.2$Linux_X86_64 LibreOffice_project/00m0$Build-2</meta:generator>
    <meta:editing-duration>PT2H5M40S</meta:editing-duration>
    <meta:editing-cycles>22</meta:editing-cycles>
    <meta:document-statistic meta:table-count="7" meta:cell-count="522" meta:object-count="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16cm" svg:height="8.997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'1. Giełda'.E7:'1. Giełda'.E7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cccccc" draw:fill-image-name="ChartBitmap_20_4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4">
      <style:chart-properties chart:display-label="true" chart:logarithmic="false" chart:minimum="45000" chart:maximum="5000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color="#0066b3" fo:font-size="12pt" fo:font-weight="bold" style:font-size-asian="10pt" style:font-size-complex="10pt"/>
    </style:style>
    <style:style style:name="ch8" style:family="chart" style:data-style-name="N1000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gradient" draw:fill-color="#dddddd" draw:fill-gradient-name="Sunburst" draw:gradient-step-count="0" draw:fill-image-name="ChartBitmap_20_5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485cm" svg:height="18.944cm" xlink:href=".." xlink:type="simple" chart:class="chart:line" chart:style-name="ch1">
        <chart:title svg:x="13.981cm" svg:y="0.514cm" chart:style-name="ch2">
          <text:p>Indeks WIG</text:p>
        </chart:title>
        <chart:legend chart:legend-position="end" svg:x="28.241cm" svg:y="9.173cm" style:legend-expansion="high" chart:style-name="ch3"/>
        <chart:plot-area chart:style-name="ch4" table:cell-range-address="'1. Giełda'.A2:'1. Giełda'.B22" chart:data-source-has-labels="both" svg:x="1.99cm" svg:y="2.649cm" svg:width="25.044cm" svg:height="16.152cm">
          <chartooo:coordinate-region svg:x="4.12cm" svg:y="2.875cm" svg:width="22.914cm" svg:height="14.198cm"/>
          <chart:axis chart:dimension="x" chart:name="primary-x" chart:style-name="ch5" chartooo:axis-type="auto">
            <chartooo:date-scale/>
            <chart:categories table:cell-range-address="'1. Giełda'.A2:'1. Giełda'.A22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1. Giełda'.B2:'1. Giełda'.B22" loext:label-string="giełda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iełda</text:p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Sunburst" draw:style="radial" draw:cx="30%" draw:cy="30%" draw:start-color="#800000" draw:end-color="#ffff00" draw:start-intensity="100%" draw:end-intensity="100%" draw:border="20%"/>
    <draw:fill-image draw:name="ChartBitmap_20_1" draw:display-name="ChartBitmap 1" xlink:href="Pictures/1000000000000008000000088038018B547122ED.png" xlink:type="simple" xlink:show="embed" xlink:actuate="onLoad"/>
    <draw:fill-image draw:name="ChartBitmap_20_2" draw:display-name="ChartBitmap 2" xlink:href="Pictures/1000000000000008000000084450D0DF245321E6.png" xlink:type="simple" xlink:show="embed" xlink:actuate="onLoad"/>
    <draw:fill-image draw:name="ChartBitmap_20_3" draw:display-name="ChartBitmap 3" xlink:href="Pictures/100000000000000800000008493BABE228DCA85D.png" xlink:type="simple" xlink:show="embed" xlink:actuate="onLoad"/>
    <draw:fill-image draw:name="ChartBitmap_20_4" draw:display-name="ChartBitmap 4" xlink:href="Pictures/1000000000000008000000082B62B1E1303C5CDC.png" xlink:type="simple" xlink:show="embed" xlink:actuate="onLoad"/>
    <draw:fill-image draw:name="ChartBitmap_20_5" draw:display-name="ChartBitmap 5" xlink:href="Pictures/100000000000000800000008F25E302397C99E15.png" xlink:type="simple" xlink:show="embed" xlink:actuate="onLoad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0.027cm" svg:height="0.028cm" xlink:href=".." xlink:type="simple" chart:class="chart:circle" chart:style-name="ch1">
        <chart:legend chart:legend-position="end" svg:x="-0.394cm" svg:y="-0.185cm" style:legend-expansion="high" chart:style-name="ch2"/>
        <chart:plot-area chart:style-name="ch3" table:cell-range-address="'2. Wybory'.A1:'2. Wybory'.A5 '2. Wybory'.B2:'2. Wybory'.B5" chart:data-source-has-labels="row" svg:x="0cm" svg:y="0cm" svg:width="-32.767cm" svg:height="-32.767cm">
          <chartooo:coordinate-region svg:x="0.002cm" svg:y="0.001cm" svg:width="0.018cm" svg:height="0.0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. Wybory'.B2:'2. Wybory'.B5" chart:label-cell-address="'2. Wybory'.A1:'2. Wybory'.A5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andydat Janek Wiśniewski (1C) Kasia Nowak (3B) Dorota Kowalska (2A) Marek Kowalski (2A)</text:p>
                <text:list>
                  <text:list-item>
                    <text:p>Kandydat</text:p>
                  </text:list-item>
                  <text:list-item>
                    <text:p>Janek Wiśniewski (1C)</text:p>
                  </text:list-item>
                  <text:list-item>
                    <text:p>Kasia Nowak (3B)</text:p>
                  </text:list-item>
                  <text:list-item>
                    <text:p>Dorota Kowalska (2A)</text:p>
                  </text:list-item>
                  <text:list-item>
                    <text:p>Marek Kowalski (2A)</text:p>
                  </text:list-item>
                </text:list>
                <draw:g>
                  <svg:desc>'2. Wybory'.A1:'2. Wybory'.A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link-data-style-to-source="true" chart:data-label-number="value-and-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fill-color="#004586" fo:wrap-option="wrap" dr3d:edge-rounding="5%"/>
      <style:text-properties fo:font-size="10pt" style:font-size-asian="10pt" style:font-size-complex="10pt"/>
    </style:style>
    <style:style style:name="ch9" style:family="chart">
      <style:chart-properties chart:solid-type="cuboid" loext:label-stroke-color="#3465a4"/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373cm" svg:height="18.231cm" xlink:href=".." xlink:type="simple" chart:class="chart:circle" chart:style-name="ch1">
        <chart:title svg:x="11.279cm" svg:y="0.5cm" chart:style-name="ch2">
          <text:p>Wybory samorządowe</text:p>
        </chart:title>
        <chart:legend svg:x="21.203cm" svg:y="4.412cm" style:legend-expansion="custom" chartooo:width="6.348cm" chartooo:height="3.793cm" style:legend-expansion-aspect-ratio="1.6736092802531" chart:style-name="ch3"/>
        <chart:plot-area chart:style-name="ch4" table:cell-range-address="'2. Wybory'.A2:'2. Wybory'.B5" chart:data-source-has-labels="column" svg:x="1.01cm" svg:y="2.121cm" svg:width="19.815cm" svg:height="15.081cm">
          <chartooo:coordinate-region svg:x="3.301cm" svg:y="3.001cm" svg:width="14.201cm" svg:height="14.201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